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MT" svg:font-family="CourierNewPSMT"/>
    <style:font-face style:name="Menlo" svg:font-family="Menlo"/>
    <style:font-face style:name="Times" svg:font-family="Times"/>
    <style:font-face style:name="TimesNewRomanPSMT" svg:font-family="TimesNewRomanPSMT"/>
    <style:font-face style:name="Courier" svg:font-family="Courie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958cm"/>
        </style:tab-stops>
      </style:paragraph-properties>
      <style:text-properties fo:color="#000000" style:font-name="TimesNewRomanPSMT" fo:font-size="12pt" fo:font-weight="normal" officeooo:rsid="000fdd8b" officeooo:paragraph-rsid="000ee01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106128" officeooo:paragraph-rsid="0010612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29450a" officeooo:paragraph-rsid="002945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e012" officeooo:paragraph-rsid="000ee01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b15e" officeooo:paragraph-rsid="000eb15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fo:font-weight="bold" officeooo:rsid="000eb15e" officeooo:paragraph-rsid="000eb15e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0.958cm"/>
        </style:tab-stops>
      </style:paragraph-properties>
      <style:text-properties fo:color="#000000" style:font-name="Courier" fo:font-size="12pt" fo:font-weight="bold" officeooo:paragraph-rsid="000eb15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2ba15a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2cabe8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2cabe8" officeooo:paragraph-rsid="002cabe8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2f02fb" officeooo:paragraph-rsid="002f02fb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303b4d" officeooo:paragraph-rsid="00303b4d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style:text-underline-style="solid" style:text-underline-width="auto" style:text-underline-color="font-color" fo:font-weight="bold" officeooo:rsid="002ac5f9" officeooo:paragraph-rsid="002ac5f9" style:font-weight-asian="bold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officeooo:rsid="00303b4d" officeooo:paragraph-rsid="00303b4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style:text-underline-style="none" fo:font-weight="bold" officeooo:rsid="003b0808" officeooo:paragraph-rsid="003b0808" style:font-weight-asian="bold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fo:font-weight="bold" officeooo:rsid="002ac5f9" officeooo:paragraph-rsid="0049e321" style:font-weight-asian="bold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1pt" style:text-underline-style="solid" style:text-underline-width="auto" style:text-underline-color="font-color" fo:font-weight="bold" officeooo:rsid="00303b4d" officeooo:paragraph-rsid="0049e321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2pt" officeooo:rsid="002cabe8" officeooo:paragraph-rsid="002ba15a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2pt" officeooo:rsid="002cabe8" officeooo:paragraph-rsid="002cabe8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2pt" officeooo:rsid="002ce588" officeooo:paragraph-rsid="002ce588" style:font-size-asian="12pt" style:font-size-complex="12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NewPSMT" fo:font-size="12pt" officeooo:rsid="002f02fb" officeooo:paragraph-rsid="002f02fb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paragraph-rsid="002cabe8" style:font-size-asian="12pt" style:font-size-complex="12pt"/>
    </style:style>
    <style:style style:name="P23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2f02fb" officeooo:paragraph-rsid="002f02fb" style:font-size-asian="12pt" style:font-size-complex="12pt"/>
    </style:style>
    <style:style style:name="P24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303b4d" officeooo:paragraph-rsid="00303b4d" style:font-size-asian="12pt" style:font-size-complex="12pt"/>
    </style:style>
    <style:style style:name="P25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3184a1" officeooo:paragraph-rsid="005ce3e5" style:font-size-asian="12pt" style:font-size-complex="12pt"/>
    </style:style>
    <style:style style:name="P26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2pt" officeooo:rsid="003184a1" officeooo:paragraph-rsid="005dd3af" style:font-size-asian="12pt" style:font-size-complex="12pt"/>
    </style:style>
    <style:style style:name="P27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color="#000000" style:font-name="Courier" fo:font-size="11pt" style:text-underline-style="none" fo:font-weight="bold" officeooo:rsid="003b0808" officeooo:paragraph-rsid="003b0808" style:font-weight-asian="bold" style:font-weight-complex="bold"/>
    </style:style>
    <style:style style:name="P28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00" style:font-name="Menlo" fo:font-size="14pt" officeooo:paragraph-rsid="005ce3e5"/>
    </style:style>
    <style:style style:name="P29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font-size="12pt" officeooo:paragraph-rsid="005ce3e5" style:font-size-asian="12pt" style:font-size-complex="12pt"/>
    </style:style>
    <style:style style:name="P30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font-size="12pt" officeooo:rsid="005c10f6" officeooo:paragraph-rsid="005c10f6" style:font-size-asian="12pt" style:font-size-complex="12pt"/>
    </style:style>
    <style:style style:name="P31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font-size="12pt" officeooo:rsid="005c10f6" officeooo:paragraph-rsid="005ce3e5" style:font-size-asian="12pt" style:font-size-complex="12pt"/>
    </style:style>
    <style:style style:name="P32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font-size="12pt" officeooo:rsid="005c207b" officeooo:paragraph-rsid="005c207b" style:font-size-asian="12pt" style:font-size-complex="12pt"/>
    </style:style>
    <style:style style:name="P33" style:family="paragraph" style:parent-style-name="Standard">
      <style:paragraph-properties fo:text-align="start" style:justify-single-word="false">
        <style:tab-stops>
          <style:tab-stop style:position="0.958cm"/>
        </style:tab-stops>
      </style:paragraph-properties>
      <style:text-properties fo:font-size="12pt" officeooo:rsid="005c207b" officeooo:paragraph-rsid="005ce3e5" style:font-size-asian="12pt" style:font-size-complex="12pt"/>
    </style:style>
    <style:style style:name="P34" style:family="paragraph" style:parent-style-name="Standard">
      <style:paragraph-properties fo:text-align="start" style:justify-single-word="false">
        <style:tab-stops>
          <style:tab-stop style:position="1.221cm"/>
        </style:tab-stops>
      </style:paragraph-properties>
      <style:text-properties fo:color="#008000" style:font-name="Menlo" fo:font-size="14pt" style:text-underline-style="none" fo:font-weight="bold" officeooo:rsid="003b0808" officeooo:paragraph-rsid="005ce3e5" style:font-weight-asian="bold" style:font-weight-complex="bold"/>
    </style:style>
    <style:style style:name="P35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8000" style:font-name="Menlo" fo:font-size="14pt" officeooo:paragraph-rsid="005ce3e5"/>
    </style:style>
    <style:style style:name="P36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f7001" style:font-name="Menlo" fo:font-size="14pt" officeooo:paragraph-rsid="005ce3e5"/>
    </style:style>
    <style:style style:name="P37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0000ff" style:font-name="Menlo" fo:font-size="14pt" officeooo:paragraph-rsid="005ce3e5"/>
    </style:style>
    <style:style style:name="P38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2b839f" style:font-name="Menlo" fo:font-size="14pt" officeooo:paragraph-rsid="005ce3e5"/>
    </style:style>
    <style:style style:name="P39" style:family="paragraph" style:parent-style-name="Standard">
      <style:paragraph-properties>
        <style:tab-stops>
          <style:tab-stop style:position="1.221cm"/>
        </style:tab-stops>
      </style:paragraph-properties>
      <style:text-properties fo:color="#a31515" style:font-name="Menlo" fo:font-size="14pt" officeooo:paragraph-rsid="005ce3e5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15pt" style:text-underline-style="none" fo:font-weight="bold" officeooo:rsid="003cd546" officeooo:paragraph-rsid="005f73c3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.221cm"/>
        </style:tab-stops>
      </style:paragraph-properties>
      <style:text-properties fo:color="#000000" style:font-name="Courier" fo:font-size="15pt" style:text-underline-style="none" fo:font-weight="bold" officeooo:rsid="0057ca26" officeooo:paragraph-rsid="0057ca26" style:font-size-asian="15pt" style:font-weight-asian="bold" style:font-size-complex="15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ourierNewPSMT"/>
    </style:style>
    <style:style style:name="T3" style:family="text">
      <style:text-properties fo:color="#000000" style:font-name="CourierNewPSMT" officeooo:rsid="005ce3e5" style:font-size-asian="11pt" style:font-size-complex="11pt"/>
    </style:style>
    <style:style style:name="T4" style:family="text">
      <style:text-properties fo:color="#000000" style:font-name="CourierNewPSMT" officeooo:rsid="00303b4d"/>
    </style:style>
    <style:style style:name="T5" style:family="text">
      <style:text-properties fo:color="#000000" style:font-name="CourierNewPSMT" officeooo:rsid="003184a1"/>
    </style:style>
    <style:style style:name="T6" style:family="text">
      <style:text-properties fo:color="#000000" style:font-name="CourierNewPSMT" fo:font-weight="bold" style:font-weight-asian="bold" style:font-weight-complex="bold"/>
    </style:style>
    <style:style style:name="T7" style:family="text">
      <style:text-properties fo:color="#000000" style:font-name="CourierNewPSMT" fo:font-weight="bold" officeooo:rsid="00303b4d" style:font-weight-asian="bold" style:font-weight-complex="bold"/>
    </style:style>
    <style:style style:name="T8" style:family="text">
      <style:text-properties fo:color="#000000" style:font-name="CourierNewPSMT" fo:font-weight="bold" officeooo:rsid="003184a1" style:font-weight-asian="bold" style:font-weight-complex="bold"/>
    </style:style>
    <style:style style:name="T9" style:family="text">
      <style:text-properties fo:color="#000000" style:font-name="CourierNewPSMT" fo:font-weight="bold" officeooo:rsid="005c207b" style:font-weight-asian="bold" style:font-weight-complex="bold"/>
    </style:style>
    <style:style style:name="T10" style:family="text">
      <style:text-properties fo:color="#000000" style:font-name="CourierNewPSMT" officeooo:rsid="005c10f6"/>
    </style:style>
    <style:style style:name="T11" style:family="text">
      <style:text-properties fo:color="#000000" style:font-name="CourierNewPSMT" officeooo:rsid="005c207b"/>
    </style:style>
    <style:style style:name="T12" style:family="text">
      <style:text-properties officeooo:rsid="000eb15e"/>
    </style:style>
    <style:style style:name="T13" style:family="text">
      <style:text-properties officeooo:rsid="0029450a"/>
    </style:style>
    <style:style style:name="T14" style:family="text">
      <style:text-properties style:text-underline-style="none"/>
    </style:style>
    <style:style style:name="T15" style:family="text">
      <style:text-properties style:font-name="CourierNewPSMT"/>
    </style:style>
    <style:style style:name="T16" style:family="text">
      <style:text-properties style:font-name="CourierNewPSM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7" style:family="text">
      <style:text-properties style:font-name="CourierNewPSMT" style:text-underline-style="solid" style:text-underline-width="auto" style:text-underline-color="font-color" officeooo:rsid="0037bacd" style:font-size-asian="11pt" style:font-size-complex="11pt"/>
    </style:style>
    <style:style style:name="T18" style:family="text">
      <style:text-properties style:font-name="CourierNewPSMT" style:font-size-asian="11pt" style:font-size-complex="11pt"/>
    </style:style>
    <style:style style:name="T19" style:family="text">
      <style:text-properties style:font-name="CourierNewPSMT" officeooo:rsid="0037bacd" style:font-size-asian="11pt" style:font-size-complex="11pt"/>
    </style:style>
    <style:style style:name="T20" style:family="text">
      <style:text-properties style:font-name="CourierNewPSMT" officeooo:rsid="005ce3e5" style:font-size-asian="11pt" style:font-size-complex="11pt"/>
    </style:style>
    <style:style style:name="T21" style:family="text">
      <style:text-properties style:font-name="CourierNewPSMT" style:text-underline-style="none" officeooo:rsid="00303b4d" style:font-size-asian="11pt" style:font-size-complex="11pt"/>
    </style:style>
    <style:style style:name="T22" style:family="text">
      <style:text-properties style:font-name="CourierNewPSMT" officeooo:rsid="002cabe8"/>
    </style:style>
    <style:style style:name="T23" style:family="text">
      <style:text-properties style:font-name="CourierNewPSMT" fo:font-weight="bold" style:font-weight-asian="bold" style:font-weight-complex="bold"/>
    </style:style>
    <style:style style:name="T24" style:family="text">
      <style:text-properties style:font-name="CourierNewPSMT" fo:font-weight="bold" officeooo:rsid="002cabe8" style:font-weight-asian="bold" style:font-weight-complex="bold"/>
    </style:style>
    <style:style style:name="T25" style:family="text">
      <style:text-properties style:font-name="CourierNewPSMT" fo:font-weight="bold" officeooo:rsid="005a28d6" style:font-weight-asian="bold" style:font-weight-complex="bold"/>
    </style:style>
    <style:style style:name="T26" style:family="text">
      <style:text-properties style:font-name="CourierNewPSMT" officeooo:rsid="005c10f6"/>
    </style:style>
    <style:style style:name="T27" style:family="text">
      <style:text-properties fo:font-weight="bold" officeooo:rsid="002ba15a" style:font-weight-asian="bold" style:font-weight-complex="bold"/>
    </style:style>
    <style:style style:name="T28" style:family="text">
      <style:text-properties fo:color="#0000ff"/>
    </style:style>
    <style:style style:name="T29" style:family="text">
      <style:text-properties fo:color="#0000ff" style:font-name="Menlo"/>
    </style:style>
    <style:style style:name="T30" style:family="text">
      <style:text-properties fo:color="#0000ff" style:font-name="Menlo" officeooo:rsid="005c207b"/>
    </style:style>
    <style:style style:name="T31" style:family="text">
      <style:text-properties fo:color="#a31515"/>
    </style:style>
    <style:style style:name="T32" style:family="text">
      <style:text-properties fo:color="#2b839f"/>
    </style:style>
    <style:style style:name="T33" style:family="text">
      <style:text-properties fo:color="#008000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officeooo:rsid="005945db"/>
    </style:style>
    <style:style style:name="T36" style:family="text">
      <style:text-properties officeooo:rsid="005f73c3"/>
    </style:style>
    <style:style style:name="T37" style:family="text">
      <style:text-properties officeooo:rsid="006150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Ş<text:span text:style-name="T12">afak AKINCI<text:tab/><text:tab/><text:tab/><text:tab/><text:tab/><text:tab/><text:tab/><text:tab/><text:tab/><text:tab/><text:tab/><text:tab/><text:tab/><text:tab/><text:tab/><text:tab/><text:tab/><text:tab/><text:tab/><text:tab/>12.12.2016</text:span></text:p>
      <text:p text:style-name="P6">152120141003</text:p>
      <text:p text:style-name="P5">Experiment <text:span text:style-name="T35">5</text:span></text:p>
      <text:p text:style-name="P3">Classes and Objects-I<text:span text:style-name="T35">I</text:span></text:p>
      <text:p text:style-name="P5"/>
      <text:p text:style-name="P4">Objectives</text:p>
      <text:p text:style-name="P1"><text:tab/>To <text:span text:style-name="T13">write simple computer programs using classes and objects.</text:span></text:p>
      <text:p text:style-name="P1"/>
      <text:p text:style-name="P2">Prelab Activities</text:p>
      <text:p text:style-name="P13"><text:span text:style-name="T14"><text:tab/></text:span>Programming Output</text:p>
      <text:p text:style-name="P8"><text:span text:style-name="T27">1-<text:tab/></text:span><text:span text:style-name="T25">6:22:9 PM</text:span></text:p>
      <text:p text:style-name="P18"/>
      <text:p text:style-name="P9"><text:span text:style-name="T24">2-</text:span><text:span text:style-name="T22"><text:tab/></text:span><text:span text:style-name="T25">3:04:05 AM</text:span></text:p>
      <text:p text:style-name="P9"><text:span text:style-name="T25"><text:tab/>03:4:5 AM</text:span></text:p>
      <text:p text:style-name="P9"><text:span text:style-name="T25"><text:tab/>03:4:5 PM</text:span></text:p>
      <text:p text:style-name="P19"/>
      <text:p text:style-name="P10"><text:span text:style-name="T23">3-</text:span><text:span text:style-name="T15"><text:tab/></text:span><text:span text:style-name="T25">61</text:span></text:p>
      <text:p text:style-name="P20"/>
      <text:p text:style-name="P11"><text:span text:style-name="T23">4-</text:span><text:span text:style-name="T15"><text:tab/></text:span><text:span text:style-name="T25">22</text:span></text:p>
      <text:p text:style-name="P11"><text:span text:style-name="T25"><text:tab/>52</text:span></text:p>
      <text:p text:style-name="P21"/>
      <text:p text:style-name="P12"><text:span text:style-name="T23">5-</text:span><text:span text:style-name="T15"><text:tab/></text:span><text:span text:style-name="T25">444</text:span></text:p>
      <text:p text:style-name="P12"><text:span text:style-name="T25"/></text:p>
      <text:p text:style-name="P14"><text:span text:style-name="T18"><text:tab/></text:span><text:span text:style-name="T16">CorrectTheCode</text:span></text:p>
      <text:p text:style-name="P29"><text:span text:style-name="T7">6-</text:span><text:span text:style-name="T4"><text:tab/><text:tab/></text:span><text:span text:style-name="T10">4<text:tab/><text:tab/><text:tab/>:<text:tab/><text:tab/>Time(</text:span><text:span text:style-name="T30">int</text:span><text:span text:style-name="T10">, </text:span><text:span text:style-name="T30">int</text:span><text:span text:style-name="T10"> =0, </text:span><text:span text:style-name="T30">int</text:span><text:span text:style-name="T10"> =0)<text:tab/><text:tab/><text:tab/>:<text:tab/>compilation error</text:span></text:p>
      <text:p text:style-name="P25"><text:span text:style-name="T23">7-</text:span><text:span text:style-name="T15"><text:tab/><text:tab/></text:span><text:span text:style-name="T26">4<text:tab/><text:tab/><text:tab/>:<text:tab/><text:tab/>Q (</text:span><text:span text:style-name="T30">int</text:span><text:span text:style-name="T26">)<text:tab/><text:tab/><text:tab/><text:tab/><text:tab/><text:tab/><text:tab/>:<text:tab/>compilation error</text:span></text:p>
      <text:p text:style-name="P26"><text:span text:style-name="T23">8-</text:span><text:span text:style-name="T15"><text:tab/><text:tab/></text:span><text:span text:style-name="T26">9<text:tab/><text:tab/><text:tab/>:<text:tab/><text:tab/></text:span><text:span text:style-name="T30">int</text:span><text:span text:style-name="T26"> qData;<text:tab/><text:tab/><text:tab/><text:tab/><text:tab/><text:tab/>:<text:tab/>compilation error</text:span></text:p>
      <text:p text:style-name="P29"><text:span text:style-name="T8">9-</text:span><text:span text:style-name="T5"><text:tab/><text:tab/></text:span><text:span text:style-name="T10">1<text:tab/><text:tab/><text:tab/>:<text:tab/><text:tab/>void Q::setQ( </text:span><text:span text:style-name="T30">int</text:span><text:span text:style-name="T10"> input)<text:tab/><text:tab/><text:tab/><text:tab/>:<text:tab/>compilation error</text:span></text:p>
      <text:p text:style-name="P31"><text:span text:style-name="T6">10-</text:span><text:span text:style-name="T2"><text:tab/><text:tab/>1<text:tab/><text:tab/><text:tab/>:<text:tab/><text:tab/>void Time::setHour( </text:span><text:span text:style-name="T30">int</text:span><text:span text:style-name="T2"> hh)<text:tab/><text:tab/><text:tab/>:<text:tab/>logic error</text:span></text:p>
      <text:p text:style-name="P30"><text:span text:style-name="T2"><text:tab/><text:tab/></text:span><text:span text:style-name="T11">5<text:tab/><text:tab/><text:tab/>:<text:tab/><text:tab/></text:span><text:span text:style-name="T9">return</text:span><text:span text:style-name="T11"> hour;<text:tab/><text:tab/><text:tab/><text:tab/><text:tab/><text:tab/>:<text:tab/>logic error</text:span></text:p>
      <text:p text:style-name="P30"><text:span text:style-name="T6">11-</text:span><text:span text:style-name="T2"><text:tab/><text:tab/></text:span><text:span text:style-name="T11">4<text:tab/><text:tab/><text:tab/>:<text:tab/><text:tab/>(*clockPtr).printUniversal();<text:tab/><text:tab/><text:tab/>:<text:tab/>compilation error</text:span></text:p>
      <text:p text:style-name="P33"><text:span text:style-name="T6">12-</text:span><text:span text:style-name="T2"><text:tab/><text:tab/>17<text:tab/><text:tab/><text:tab/>:<text:tab/><text:tab/>Increment::Increment( </text:span><text:span text:style-name="T29">int</text:span><text:span text:style-name="T2"> c, </text:span><text:span text:style-name="T29">int</text:span><text:span text:style-name="T2"> i)<text:tab/>:<text:tab/>compilation error</text:span></text:p>
      <text:p text:style-name="P33"><text:span text:style-name="T6">13-</text:span><text:span text:style-name="T2"><text:tab/><text:tab/>7<text:tab/><text:tab/><text:tab/>:<text:tab/><text:tab/>void setTime(</text:span><text:span text:style-name="T29">int</text:span><text:span text:style-name="T2">, </text:span><text:span text:style-name="T29">int</text:span><text:span text:style-name="T2">, </text:span><text:span text:style-name="T29">int</text:span><text:span text:style-name="T2">)<text:tab/><text:tab/><text:tab/>:<text:tab/>logic and compilation error</text:span></text:p>
      <text:p text:style-name="P33"><text:span text:style-name="T2"><text:tab/><text:tab/>9<text:tab/><text:tab/><text:tab/>:<text:tab/><text:tab/>void setHour(</text:span><text:span text:style-name="T29">int</text:span><text:span text:style-name="T2">)<text:tab/><text:tab/><text:tab/><text:tab/><text:tab/>:<text:tab/>logic and compilation error</text:span></text:p>
      <text:p text:style-name="P33"><text:span text:style-name="T2"><text:tab/><text:tab/>12<text:tab/><text:tab/><text:tab/>:<text:tab/><text:tab/>void setMinute(</text:span><text:span text:style-name="T29">int</text:span><text:span text:style-name="T2">)<text:tab/><text:tab/><text:tab/><text:tab/><text:tab/>:<text:tab/>logic and compilation error</text:span></text:p>
      <text:p text:style-name="P33"><text:span text:style-name="T2"><text:tab/><text:tab/>15<text:tab/><text:tab/><text:tab/>:<text:tab/><text:tab/>void setSecond(</text:span><text:span text:style-name="T29">int</text:span><text:span text:style-name="T2">)<text:tab/><text:tab/><text:tab/><text:tab/><text:tab/>:<text:tab/>logic and compilation error</text:span></text:p>
      <text:p text:style-name="P32"><text:span text:style-name="T6">14-</text:span><text:span text:style-name="T2"><text:tab/><text:tab/>19<text:tab/><text:tab/><text:tab/>:<text:tab/><text:tab/>void newDay();<text:tab/><text:tab/><text:tab/><text:tab/><text:tab/><text:tab/>:<text:tab/>compilation error</text:span></text:p>
      <text:p text:style-name="P33"><text:span text:style-name="T6">15-</text:span><text:span text:style-name="T2"><text:tab/><text:tab/>5<text:tab/><text:tab/><text:tab/>:<text:tab/><text:tab/>Time( </text:span><text:span text:style-name="T29">int</text:span><text:span text:style-name="T2"> =0, </text:span><text:span text:style-name="T29">int</text:span><text:span text:style-name="T2"> =0, </text:span><text:span text:style-name="T29">int</text:span><text:span text:style-name="T2"> =0)<text:tab/><text:tab/><text:tab/>:<text:tab/>compilation error</text:span></text:p>
      <text:p text:style-name="P32"><text:span text:style-name="T6">16-</text:span><text:span text:style-name="T2"><text:tab/><text:tab/>3<text:tab/><text:tab/><text:tab/>:<text:tab/><text:tab/></text:span><text:span text:style-name="T6">return</text:span><text:span text:style-name="T2"> count;<text:tab/><text:tab/><text:tab/><text:tab/><text:tab/><text:tab/>:<text:tab/>compilation error</text:span></text:p>
      <text:p text:style-name="P17"/>
      <text:p text:style-name="P16"><text:span text:style-name="T21"><text:tab/></text:span><text:span text:style-name="T17">Lab Exercises</text:span></text:p>
      <text:p text:style-name="P15"><text:span text:style-name="T19">L</text:span><text:span text:style-name="T18">ab Exercise 1 – </text:span><text:span text:style-name="T20">StringBuilder </text:span></text:p>
      <text:p text:style-name="P36">/*****************************************</text:p>
      <text:p text:style-name="P36"><text:s/>* StringBuilder.h <text:s text:c="22"/>*</text:p>
      <text:p text:style-name="P36"><text:s/>*****************************************</text:p>
      <text:p text:style-name="P36"><text:s/>* IDE : Xcode <text:s text:c="26"/>*</text:p>
      <text:p text:style-name="P36"><text:s/>* Author : Şafak AKINCI <text:s text:c="16"/>*</text:p>
      <text:p text:style-name="P36"><text:s/>* Experiment 5: Classes And Objects-II <text:s/>*</text:p>
      <text:p text:style-name="P36"><text:s/>*****************************************/</text:p>
      <text:p text:style-name="P28"/>
      <text:p text:style-name="P35"><text:span text:style-name="T28">#include </text:span><text:span text:style-name="T31">&lt;sstream&gt;</text:span><text:span text:style-name="T28"> <text:s text:c="17"/></text:span>// <text:s/>To create an object from sstream class.</text:p>
      <text:p text:style-name="P35"><text:span text:style-name="T28">#include </text:span><text:span text:style-name="T31">&lt;vector&gt;</text:span><text:span text:style-name="T28"> <text:s text:c="18"/></text:span>// <text:s/>To create an object from vector class.</text:p>
      <text:p text:style-name="P35"><text:span text:style-name="T28">using</text:span><text:span text:style-name="T1"> </text:span><text:span text:style-name="T28">namespace</text:span><text:span text:style-name="T1"> </text:span><text:span text:style-name="T32">std</text:span><text:span text:style-name="T1">; <text:s text:c="15"/></text:span>// <text:s/>To use cin and cout functions under the std namespace.</text:p>
      <text:p text:style-name="P28"/>
      <text:p text:style-name="P35"><text:soft-page-break/>//Performs string appending, removing operations for some primitive data types (int, float, double, char)</text:p>
      <text:p text:style-name="P28"><text:span text:style-name="T28">class</text:span> StringBuilder</text:p>
      <text:p text:style-name="P28">{</text:p>
      <text:p text:style-name="P35"><text:span text:style-name="T1"><text:s text:c="4"/></text:span><text:span text:style-name="T32">stringstream</text:span><text:span text:style-name="T1"> stream; <text:s text:c="7"/></text:span>//stream objects is created from stringstream class.</text:p>
      <text:p text:style-name="P28"><text:s text:c="4"/></text:p>
      <text:p text:style-name="P37">public<text:span text:style-name="T1">:</text:span></text:p>
      <text:p text:style-name="P35"><text:span text:style-name="T1"><text:s text:c="4"/></text:span>//All append functions are used to perform string appending operation.</text:p>
      <text:p text:style-name="P28"><text:s text:c="4"/><text:span text:style-name="T32">StringBuilder</text:span>&amp; Append (<text:span text:style-name="T28">const</text:span> <text:span text:style-name="T32">string</text:span>&amp; data);</text:p>
      <text:p text:style-name="P28"><text:s text:c="4"/><text:span text:style-name="T32">StringBuilder</text:span>&amp; Append (<text:span text:style-name="T28">int</text:span> data);</text:p>
      <text:p text:style-name="P28"><text:s text:c="4"/><text:span text:style-name="T32">StringBuilder</text:span>&amp; Append (<text:span text:style-name="T28">float</text:span> data);</text:p>
      <text:p text:style-name="P28"><text:s text:c="4"/><text:span text:style-name="T32">StringBuilder</text:span>&amp; Append (<text:span text:style-name="T28">double</text:span> data);</text:p>
      <text:p text:style-name="P28"><text:s text:c="4"/><text:span text:style-name="T32">StringBuilder</text:span>&amp; Append (<text:span text:style-name="T28">char</text:span> data);</text:p>
      <text:p text:style-name="P28"><text:s text:c="4"/><text:span text:style-name="T32">StringBuilder</text:span>&amp; AppendNewLineCharacter ();</text:p>
      <text:p text:style-name="P28"><text:s text:c="4"/></text:p>
      <text:p text:style-name="P35"><text:span text:style-name="T1"><text:s text:c="4"/></text:span>//Removes the content of the stream object.</text:p>
      <text:p text:style-name="P28"><text:s text:c="4"/><text:span text:style-name="T32">StringBuilder</text:span>&amp; Clear ();</text:p>
      <text:p text:style-name="P28"><text:s text:c="4"/></text:p>
      <text:p text:style-name="P35"><text:span text:style-name="T1"><text:s text:c="4"/></text:span>//Checks the stream object contents and returns true if given string is located in the stream, otherwise false.</text:p>
      <text:p text:style-name="P28"><text:s text:c="4"/><text:span text:style-name="T28">bool</text:span> Contains (<text:span text:style-name="T28">const</text:span> <text:span text:style-name="T32">string</text:span>&amp; str);</text:p>
      <text:p text:style-name="P28"><text:s text:c="4"/></text:p>
      <text:p text:style-name="P35"><text:span text:style-name="T1"><text:s text:c="4"/></text:span>//Removes the character at the given index.</text:p>
      <text:p text:style-name="P28"><text:s text:c="4"/><text:span text:style-name="T32">StringBuilder</text:span>&amp; RemoveAt (<text:span text:style-name="T28">int</text:span> index);</text:p>
      <text:p text:style-name="P28"><text:s text:c="4"/></text:p>
      <text:p text:style-name="P35"><text:span text:style-name="T1"><text:s text:c="4"/></text:span>//Returns the content of the stream object</text:p>
      <text:p text:style-name="P28"><text:s text:c="4"/><text:span text:style-name="T32">string</text:span> GetData ();</text:p>
      <text:p text:style-name="P28"><text:s text:c="4"/></text:p>
      <text:p text:style-name="P35"><text:span text:style-name="T1"><text:s text:c="4"/></text:span>//Removes all characters which is equal to the given character in the stream objects.</text:p>
      <text:p text:style-name="P28"><text:s text:c="4"/><text:span text:style-name="T32">StringBuilder</text:span>&amp; Remove (<text:span text:style-name="T28">char</text:span> removeChar);</text:p>
      <text:p text:style-name="P28"><text:s text:c="4"/></text:p>
      <text:p text:style-name="P35"><text:span text:style-name="T1"><text:s text:c="4"/></text:span>//Removes characters starting from the given index until given charCount removed.</text:p>
      <text:p text:style-name="P28"><text:s text:c="4"/><text:span text:style-name="T32">StringBuilder</text:span>&amp; Remove (<text:span text:style-name="T28">int</text:span> startIndex, <text:span text:style-name="T28">int</text:span> charCount);</text:p>
      <text:p text:style-name="P28"><text:s text:c="4"/></text:p>
      <text:p text:style-name="P35"><text:span text:style-name="T1"><text:s text:c="4"/></text:span>//Removes all occurrences of the given string from the stream.</text:p>
      <text:p text:style-name="P28"><text:s text:c="4"/><text:span text:style-name="T32">StringBuilder</text:span>&amp; Remove (<text:span text:style-name="T28">const</text:span> <text:span text:style-name="T32">string</text:span>&amp; removeString);</text:p>
      <text:p text:style-name="P28"><text:s text:c="4"/></text:p>
      <text:p text:style-name="P35"><text:span text:style-name="T1"><text:s text:c="4"/></text:span>//Replaces all occurrences of the given string by the newstring.</text:p>
      <text:p text:style-name="P28"><text:s text:c="4"/><text:span text:style-name="T32">StringBuilder</text:span>&amp; Replace (<text:span text:style-name="T28">const</text:span> <text:span text:style-name="T32">string</text:span>&amp; replacedString, <text:span text:style-name="T28">const</text:span> <text:span text:style-name="T32">string</text:span>&amp; newString);</text:p>
      <text:p text:style-name="P28"><text:s text:c="4"/></text:p>
      <text:p text:style-name="P35"><text:span text:style-name="T1"><text:s text:c="4"/></text:span>//Splits the <text:s/></text:p>
      <text:p text:style-name="P28"><text:s text:c="4"/><text:span text:style-name="T32">vector</text:span>&lt;<text:span text:style-name="T32">string</text:span>&gt; Split(<text:span text:style-name="T28">const</text:span> <text:span text:style-name="T32">string</text:span>&amp; character);</text:p>
      <text:p text:style-name="P28"><text:s text:c="4"/></text:p>
      <text:p text:style-name="P35"><text:span text:style-name="T1"><text:s text:c="4"/></text:span>//Adds the given string to stringVector.</text:p>
      <text:p text:style-name="P28"><text:s text:c="4"/><text:span text:style-name="T28">void</text:span> Join (<text:span text:style-name="T28">const</text:span> <text:span text:style-name="T32">vector</text:span>&lt;<text:span text:style-name="T32">string</text:span>&gt;&amp; stringVector, <text:span text:style-name="T28">const</text:span> <text:span text:style-name="T32">string</text:span>&amp; mergeCharacter);</text:p>
      <text:p text:style-name="P28"><text:s text:c="4"/></text:p>
      <text:p text:style-name="P28"><text:s text:c="4"/>StringBuilder();</text:p>
      <text:p text:style-name="P28"><text:s text:c="4"/>~StringBuilder();</text:p>
      <text:p text:style-name="P28">};</text:p>
      <text:p text:style-name="P28"><text:soft-page-break/></text:p>
      <text:p text:style-name="P36">/*****************************************</text:p>
      <text:p text:style-name="P36"><text:s/>* StringBuilder.cpp <text:s text:c="20"/>*</text:p>
      <text:p text:style-name="P36"><text:s/>*****************************************</text:p>
      <text:p text:style-name="P36"><text:s/>* IDE : Xcode <text:s text:c="26"/>*</text:p>
      <text:p text:style-name="P36"><text:s/>* Author : Şafak AKINCI <text:s text:c="16"/>*</text:p>
      <text:p text:style-name="P36"><text:s/>* Experiment 5: Classes And Objects-II <text:s/>*</text:p>
      <text:p text:style-name="P36"><text:s/>*****************************************/</text:p>
      <text:p text:style-name="P28"/>
      <text:p text:style-name="P35"><text:span text:style-name="T28">#include </text:span><text:span text:style-name="T31">"stringBuilder.h"</text:span><text:span text:style-name="T28"> <text:s text:c="9"/></text:span>//Include header file to know function prototypes.</text:p>
      <text:p text:style-name="P35"><text:span text:style-name="T28">#include </text:span><text:span text:style-name="T31">&lt;iostream&gt;</text:span><text:span text:style-name="T28"> <text:s text:c="16"/></text:span>//To use standart input output functions like cin and cout.</text:p>
      <text:p text:style-name="P28"/>
      <text:p text:style-name="P35">//Constructor function of StringBuilder class.</text:p>
      <text:p text:style-name="P28"><text:span text:style-name="T32">StringBuilder</text:span>::StringBuilder()</text:p>
      <text:p text:style-name="P28">{</text:p>
      <text:p text:style-name="P28"><text:s text:c="4"/></text:p>
      <text:p text:style-name="P35"><text:span text:style-name="T1">}</text:span>//StringBuilder()</text:p>
      <text:p text:style-name="P28"/>
      <text:p text:style-name="P35">//Destructor function of StringBuilder class.</text:p>
      <text:p text:style-name="P28"><text:span text:style-name="T32">StringBuilder</text:span>::~StringBuilder()</text:p>
      <text:p text:style-name="P28">{</text:p>
      <text:p text:style-name="P28"><text:s text:c="4"/></text:p>
      <text:p text:style-name="P35"><text:span text:style-name="T1">}</text:span>//~StringBuilder()</text:p>
      <text:p text:style-name="P28"/>
      <text:p text:style-name="P35">//Appends given string called data to the "stream" that is created stringstream class.</text:p>
      <text:p text:style-name="P38">StringBuilder<text:span text:style-name="T1">&amp; </text:span>StringBuilder<text:span text:style-name="T1">::Append (</text:span><text:span text:style-name="T28">const</text:span><text:span text:style-name="T1"> </text:span>string<text:span text:style-name="T1">&amp; data)</text:span></text:p>
      <text:p text:style-name="P28">{</text:p>
      <text:p text:style-name="P28"><text:s text:c="4"/><text:span text:style-name="T32">stream</text:span>&lt;&lt;data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/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35">//Appends given int number called data to the "stream" that is created stringstream class.</text:p>
      <text:p text:style-name="P38">StringBuilder<text:span text:style-name="T1">&amp; </text:span>StringBuilder<text:span text:style-name="T1">::Append (</text:span><text:span text:style-name="T28">int</text:span><text:span text:style-name="T1"> data)</text:span></text:p>
      <text:p text:style-name="P28">{</text:p>
      <text:p text:style-name="P28"><text:s text:c="4"/><text:span text:style-name="T32">stream</text:span>&lt;&lt;data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><text:soft-page-break/></text:p>
      <text:p text:style-name="P35">//Appends given float number called data to the "stream" that is created stringstream class.</text:p>
      <text:p text:style-name="P38">StringBuilder<text:span text:style-name="T1">&amp; </text:span>StringBuilder<text:span text:style-name="T1">::Append (</text:span><text:span text:style-name="T28">float</text:span><text:span text:style-name="T1"> data)</text:span></text:p>
      <text:p text:style-name="P28">{</text:p>
      <text:p text:style-name="P28"><text:s text:c="4"/><text:span text:style-name="T32">stream</text:span>&lt;&lt;data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35">//Appends given double number called data to the "stream" that is created stringstream class.</text:p>
      <text:p text:style-name="P38">StringBuilder<text:span text:style-name="T1">&amp; </text:span>StringBuilder<text:span text:style-name="T1">::Append (</text:span><text:span text:style-name="T28">double</text:span><text:span text:style-name="T1"> data)</text:span></text:p>
      <text:p text:style-name="P28">{</text:p>
      <text:p text:style-name="P28"><text:s text:c="4"/><text:span text:style-name="T32">stream</text:span>&lt;&lt;data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35">//Appends given char called data to the "stream" that is created stringstream class.</text:p>
      <text:p text:style-name="P38">StringBuilder<text:span text:style-name="T1">&amp; </text:span>StringBuilder<text:span text:style-name="T1">::Append (</text:span><text:span text:style-name="T28">char</text:span><text:span text:style-name="T1"> data)</text:span></text:p>
      <text:p text:style-name="P28">{</text:p>
      <text:p text:style-name="P28"><text:s text:c="4"/><text:span text:style-name="T32">stream</text:span>&lt;&lt;data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35">//Appends a new line character to the "stream" that is created stringstream class.</text:p>
      <text:p text:style-name="P28"><text:span text:style-name="T32">StringBuilder</text:span>&amp; <text:span text:style-name="T32">StringBuilder</text:span>::AppendNewLineCharacter ()</text:p>
      <text:p text:style-name="P28">{</text:p>
      <text:p text:style-name="P28"><text:s text:c="4"/><text:span text:style-name="T32">stream</text:span>&lt;&lt;<text:span text:style-name="T32">endl</text:span>; <text:s text:c="14"/><text:span text:style-name="T33">//stream&lt;&lt;"\n";</text:span>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<text:soft-page-break/>}</text:p>
      <text:p text:style-name="P28"/>
      <text:p text:style-name="P35">//Erases the contents of the string, which becomes an empty string (with a length of 0 characters).</text:p>
      <text:p text:style-name="P38">StringBuilder<text:span text:style-name="T1">&amp; </text:span>StringBuilder<text:span text:style-name="T1">::Clear ()</text:span></text:p>
      <text:p text:style-name="P28">{</text:p>
      <text:p text:style-name="P35"><text:span text:style-name="T1"><text:s text:c="4"/></text:span>//The str function of stream takes string parameter and assigns it to stream.</text:p>
      <text:p text:style-name="P35"><text:span text:style-name="T1"><text:s text:c="4"/></text:span><text:span text:style-name="T32">stream</text:span><text:span text:style-name="T1">.</text:span><text:span text:style-name="T32">str</text:span><text:span text:style-name="T1">(</text:span><text:span text:style-name="T31">""</text:span><text:span text:style-name="T1">); <text:s text:c="12"/></text:span>//string s1; <text:s text:c="7"/>stream.str(s1)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35">//Checks if the string contains the given string, if it is returns true.</text:p>
      <text:p text:style-name="P28"><text:span text:style-name="T28">bool</text:span> <text:span text:style-name="T32">StringBuilder</text:span>::Contains (<text:span text:style-name="T28">const</text:span> <text:span text:style-name="T32">string</text:span>&amp; str)</text:p>
      <text:p text:style-name="P28">{</text:p>
      <text:p text:style-name="P35"><text:span text:style-name="T1"><text:s text:c="4"/></text:span>//npos is a static member constant value with the greatest possible value for an element of type size_t.</text:p>
      <text:p text:style-name="P35"><text:span text:style-name="T1"><text:s text:c="4"/></text:span>//As a return value, it is usually used to indicate no matches.</text:p>
      <text:p text:style-name="P28"><text:s text:c="4"/></text:p>
      <text:p text:style-name="P35">//size_t is an alias of one of the fundamental unsigned integer types.</text:p>
      <text:p text:style-name="P35">//It is a type able to represent the size of any object in bytes.</text:p>
      <text:p text:style-name="P28"><text:s text:c="4"/></text:p>
      <text:p text:style-name="P35"><text:span text:style-name="T1"><text:s text:c="4"/></text:span>//The meaning of pos is "Position of the first character in the string" to be considered in the search.</text:p>
      <text:p text:style-name="P28"><text:s text:c="4"/></text:p>
      <text:p text:style-name="P35"><text:span text:style-name="T1"><text:s text:c="4"/></text:span>//If the given string is found, find function returns the pos the type of size_t.</text:p>
      <text:p text:style-name="P38"><text:span text:style-name="T1"><text:s text:c="4"/></text:span><text:span text:style-name="T28">if</text:span><text:span text:style-name="T1">(</text:span>stream<text:span text:style-name="T1">.</text:span>str<text:span text:style-name="T1">().</text:span>find<text:span text:style-name="T1">(str) != </text:span>string<text:span text:style-name="T1">::</text:span>npos<text:span text:style-name="T1">)</text:span></text:p>
      <text:p text:style-name="P28"><text:s text:c="8"/><text:span text:style-name="T28">return</text:span> <text:span text:style-name="T28">true</text:span>;</text:p>
      <text:p text:style-name="P28"><text:s text:c="4"/></text:p>
      <text:p text:style-name="P37"><text:span text:style-name="T1"><text:s text:c="4"/></text:span>return<text:span text:style-name="T1"> </text:span>false<text:span text:style-name="T1">;</text:span></text:p>
      <text:p text:style-name="P28">}</text:p>
      <text:p text:style-name="P28"/>
      <text:p text:style-name="P35">//Removes the character at the given index.</text:p>
      <text:p text:style-name="P38">StringBuilder<text:span text:style-name="T1">&amp; </text:span>StringBuilder<text:span text:style-name="T1">::RemoveAt (</text:span><text:span text:style-name="T28">int</text:span><text:span text:style-name="T1"> index)</text:span></text:p>
      <text:p text:style-name="P28">{</text:p>
      <text:p text:style-name="P28"><text:s text:c="4"/></text:p>
      <text:p text:style-name="P38"><text:span text:style-name="T1"><text:s text:c="4"/></text:span>string<text:span text:style-name="T1"> s1 = </text:span>stream<text:span text:style-name="T1">.</text:span>str<text:span text:style-name="T1">();</text:span></text:p>
      <text:p text:style-name="P28"><text:s text:c="4"/></text:p>
      <text:p text:style-name="P35"><text:span text:style-name="T1"><text:s text:c="4"/></text:span>//Erase function erases the character according to the given position.</text:p>
      <text:p text:style-name="P35">//If used like s1.erase(index), it will erase from given index to the end of string.</text:p>
      <text:p text:style-name="P28"><text:s text:c="4"/>s1.<text:span text:style-name="T32">erase</text:span>(s1.<text:span text:style-name="T32">begin</text:span>()+index);</text:p>
      <text:p text:style-name="P28"><text:s text:c="4"/><text:span text:style-name="T32">stream</text:span>.<text:span text:style-name="T32">str</text:span>(s1)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oft-page-break/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35">//Removes all characters which is equal to the given character in the stream objects.</text:p>
      <text:p text:style-name="P38">StringBuilder<text:span text:style-name="T1">&amp; </text:span>StringBuilder<text:span text:style-name="T1">::Remove (</text:span><text:span text:style-name="T28">char</text:span><text:span text:style-name="T1"> removeChar)</text:span></text:p>
      <text:p text:style-name="P28">{</text:p>
      <text:p text:style-name="P35"><text:span text:style-name="T1"><text:s text:c="4"/></text:span>//Gets data and assigns it to s1.</text:p>
      <text:p text:style-name="P38"><text:span text:style-name="T1"><text:s text:c="4"/></text:span>string<text:span text:style-name="T1"> s1 = </text:span>stream<text:span text:style-name="T1">.</text:span>str<text:span text:style-name="T1">();</text:span></text:p>
      <text:p text:style-name="P28"><text:s text:c="4"/></text:p>
      <text:p text:style-name="P35"><text:span text:style-name="T1"><text:s text:c="4"/></text:span>//If the given character is found, find function returns the pos the type of size_t.</text:p>
      <text:p text:style-name="P28"><text:s text:c="4"/><text:span text:style-name="T32">size_t</text:span> pos = s1.<text:span text:style-name="T32">find</text:span>(removeChar);</text:p>
      <text:p text:style-name="P28"><text:s text:c="4"/></text:p>
      <text:p text:style-name="P35"><text:span text:style-name="T1"><text:s text:c="4"/></text:span><text:span text:style-name="T28">while</text:span><text:span text:style-name="T1">(pos != </text:span><text:span text:style-name="T32">string</text:span><text:span text:style-name="T1">::</text:span><text:span text:style-name="T32">npos</text:span><text:span text:style-name="T1">) <text:s text:c="13"/></text:span>//If there is given character.</text:p>
      <text:p text:style-name="P28"><text:s text:c="4"/>{</text:p>
      <text:p text:style-name="P35"><text:span text:style-name="T1"><text:s text:c="8"/>s1.</text:span><text:span text:style-name="T32">erase</text:span><text:span text:style-name="T1">( s1.</text:span><text:span text:style-name="T32">begin</text:span><text:span text:style-name="T1">()+pos ); <text:s text:c="8"/></text:span>//Erase the character at given position.</text:p>
      <text:p text:style-name="P28"><text:s text:c="8"/>pos = s1.<text:span text:style-name="T32">find</text:span>(removeChar);</text:p>
      <text:p text:style-name="P28"><text:s text:c="4"/>}</text:p>
      <text:p text:style-name="P28"><text:s text:c="4"/></text:p>
      <text:p text:style-name="P28"/>
      <text:p text:style-name="P28"><text:s text:c="4"/><text:span text:style-name="T32">stream</text:span>.<text:span text:style-name="T32">str</text:span>(s1)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35">//Removes charCount times character starting with startIndex.</text:p>
      <text:p text:style-name="P28"><text:span text:style-name="T32">StringBuilder</text:span>&amp; <text:span text:style-name="T32">StringBuilder</text:span>::Remove(<text:span text:style-name="T28">int</text:span> startIndex, <text:span text:style-name="T28">int</text:span> charCount)</text:p>
      <text:p text:style-name="P28">{</text:p>
      <text:p text:style-name="P35"><text:span text:style-name="T1"><text:s text:c="4"/></text:span>//Gets data and assigns it to s1.</text:p>
      <text:p text:style-name="P38"><text:span text:style-name="T1"><text:s text:c="4"/></text:span>string<text:span text:style-name="T1"> s1 = </text:span>stream<text:span text:style-name="T1">.</text:span>str<text:span text:style-name="T1">();</text:span></text:p>
      <text:p text:style-name="P28"><text:s text:c="4"/></text:p>
      <text:p text:style-name="P35"><text:span text:style-name="T1"><text:s text:c="4"/></text:span>//Erases charCount times characters starting with given position.</text:p>
      <text:p text:style-name="P28"><text:s text:c="4"/>s1.<text:span text:style-name="T32">erase</text:span>(startIndex, charCount);</text:p>
      <text:p text:style-name="P28"><text:s text:c="4"/></text:p>
      <text:p text:style-name="P35"><text:span text:style-name="T1"><text:s text:c="4"/></text:span>//s1 is assigned to data not appended.</text:p>
      <text:p text:style-name="P28"><text:s text:c="4"/><text:span text:style-name="T32">stream</text:span>.<text:span text:style-name="T32">str</text:span>(s1)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><text:soft-page-break/></text:p>
      <text:p text:style-name="P35">//Removes given string(if there is more than one string, then remove all of them) <text:s/>from data.</text:p>
      <text:p text:style-name="P38">StringBuilder<text:span text:style-name="T1">&amp; </text:span>StringBuilder<text:span text:style-name="T1">::Remove (</text:span><text:span text:style-name="T28">const</text:span><text:span text:style-name="T1"> </text:span>string<text:span text:style-name="T1">&amp; removeString)</text:span></text:p>
      <text:p text:style-name="P28">{</text:p>
      <text:p text:style-name="P35"><text:span text:style-name="T1"><text:s text:c="4"/></text:span>//Gets data and assigns it to s1.</text:p>
      <text:p text:style-name="P38"><text:span text:style-name="T1"><text:s text:c="4"/></text:span>string<text:span text:style-name="T1"> s1 = </text:span>stream<text:span text:style-name="T1">.</text:span>str<text:span text:style-name="T1">();</text:span></text:p>
      <text:p text:style-name="P28"><text:s text:c="4"/></text:p>
      <text:p text:style-name="P35"><text:span text:style-name="T1"><text:s text:c="4"/></text:span>//If the given character is found, find function returns the pos the type of size_t.</text:p>
      <text:p text:style-name="P28"><text:s text:c="4"/><text:span text:style-name="T32">size_t</text:span> startIndex = s1.<text:span text:style-name="T32">find</text:span>(removeString);</text:p>
      <text:p text:style-name="P28"><text:s text:c="4"/></text:p>
      <text:p text:style-name="P28"><text:s text:c="4"/><text:span text:style-name="T28">while</text:span>(startIndex != <text:span text:style-name="T32">string</text:span>::<text:span text:style-name="T32">npos</text:span>)</text:p>
      <text:p text:style-name="P28"><text:s text:c="4"/>{</text:p>
      <text:p text:style-name="P35"><text:span text:style-name="T1"><text:s text:c="8"/></text:span>//Erases removeString.length() times character starting with startIndex # s1.find(removestring) #</text:p>
      <text:p text:style-name="P28"><text:s text:c="8"/>s1.<text:span text:style-name="T32">erase</text:span>(startIndex, removeString.<text:span text:style-name="T32">length</text:span>());</text:p>
      <text:p text:style-name="P28"><text:s text:c="8"/>startIndex = s1.<text:span text:style-name="T32">find</text:span>(removeString);</text:p>
      <text:p text:style-name="P28"><text:s text:c="4"/>}</text:p>
      <text:p text:style-name="P28"><text:s text:c="4"/></text:p>
      <text:p text:style-name="P35"><text:span text:style-name="T1"><text:s text:c="4"/></text:span>//s1 is assigned to data not appended.</text:p>
      <text:p text:style-name="P28"><text:s text:c="4"/><text:span text:style-name="T32">stream</text:span>.<text:span text:style-name="T32">str</text:span>(s1)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28"/>
      <text:p text:style-name="P35">//Removes replacedString.length() times character starting with startIndex from s1,</text:p>
      <text:p text:style-name="P35">//and copy the given string #newString# starting with startIndex.</text:p>
      <text:p text:style-name="P28"><text:span text:style-name="T32">StringBuilder</text:span>&amp; <text:span text:style-name="T32">StringBuilder</text:span>::Replace (<text:span text:style-name="T28">const</text:span> <text:span text:style-name="T32">string</text:span>&amp; replacedString, <text:span text:style-name="T28">const</text:span> <text:span text:style-name="T32">string</text:span>&amp; newString)</text:p>
      <text:p text:style-name="P28">{</text:p>
      <text:p text:style-name="P35"><text:span text:style-name="T1"><text:s text:c="4"/></text:span>//Gets data and assigns it to s1.</text:p>
      <text:p text:style-name="P38"><text:span text:style-name="T1"><text:s text:c="4"/></text:span>string<text:span text:style-name="T1"> s1 = </text:span>stream<text:span text:style-name="T1">.</text:span>str<text:span text:style-name="T1">();</text:span></text:p>
      <text:p text:style-name="P28"><text:s text:c="4"/></text:p>
      <text:p text:style-name="P35"><text:span text:style-name="T1"><text:s text:c="4"/></text:span>//If the given string is found, find function returns the pos the type of size_t.</text:p>
      <text:p text:style-name="P28"><text:s text:c="4"/><text:span text:style-name="T32">size_t</text:span> startIndex = s1.<text:span text:style-name="T32">find</text:span>(replacedString);</text:p>
      <text:p text:style-name="P28"><text:s text:c="4"/></text:p>
      <text:p text:style-name="P28"><text:s text:c="4"/><text:span text:style-name="T28">while</text:span>(startIndex!= <text:span text:style-name="T32">string</text:span>::<text:span text:style-name="T32">npos</text:span>)</text:p>
      <text:p text:style-name="P28"><text:s text:c="4"/>{</text:p>
      <text:p text:style-name="P35"><text:span text:style-name="T1"><text:s text:c="8"/></text:span>//Removes replacedString.length() times character starting with startIndex from s1,</text:p>
      <text:p text:style-name="P35"><text:span text:style-name="T1"><text:s text:c="8"/></text:span>//and copy the given string #newString# starting with startIndex.</text:p>
      <text:p text:style-name="P28"><text:s text:c="8"/>s1.<text:span text:style-name="T32">replace</text:span>(startIndex, replacedString.<text:span text:style-name="T32">length</text:span>(), newString);</text:p>
      <text:p text:style-name="P28"><text:s text:c="8"/>startIndex = s1.<text:span text:style-name="T32">find</text:span>(replacedString);</text:p>
      <text:p text:style-name="P28"><text:s text:c="4"/>}</text:p>
      <text:p text:style-name="P28"><text:s text:c="4"/></text:p>
      <text:p text:style-name="P35"><text:span text:style-name="T1"><text:s text:c="4"/></text:span>//s1 is assigned to data not appended.</text:p>
      <text:p text:style-name="P28"><text:soft-page-break/><text:s text:c="4"/><text:span text:style-name="T32">stream</text:span>.<text:span text:style-name="T32">str</text:span>(s1);</text:p>
      <text:p text:style-name="P28"><text:s text:c="4"/></text:p>
      <text:p text:style-name="P35"><text:span text:style-name="T1"><text:s text:c="4"/></text:span>//Function's return type is StringBuilder&amp; (Th reference of the object that is created by StringBuilder class).</text:p>
      <text:p text:style-name="P35"><text:span text:style-name="T1"><text:s text:c="4"/></text:span>//This means that function will return the object(not its copy) that called this function.</text:p>
      <text:p text:style-name="P35"><text:span text:style-name="T1"><text:s text:c="4"/></text:span>//Returning object enables using cascade functions.</text:p>
      <text:p text:style-name="P28"><text:s text:c="4"/></text:p>
      <text:p text:style-name="P37"><text:span text:style-name="T1"><text:s text:c="4"/></text:span>return<text:span text:style-name="T1"> (*</text:span>this<text:span text:style-name="T1">);</text:span></text:p>
      <text:p text:style-name="P28">}</text:p>
      <text:p text:style-name="P28"/>
      <text:p text:style-name="P35">//Returns the string data which is encapculated in stream.</text:p>
      <text:p text:style-name="P38">string<text:span text:style-name="T1"> </text:span>StringBuilder<text:span text:style-name="T1">::GetData ()</text:span></text:p>
      <text:p text:style-name="P28">{</text:p>
      <text:p text:style-name="P28"><text:s text:c="4"/><text:span text:style-name="T28">return</text:span> <text:span text:style-name="T32">stream</text:span>.<text:span text:style-name="T32">str</text:span>();</text:p>
      <text:p text:style-name="P28">}</text:p>
      <text:p text:style-name="P28"/>
      <text:p text:style-name="P35">//Splits the content of the string builder into parts according to the given split character string.</text:p>
      <text:p text:style-name="P38">vector<text:span text:style-name="T1">&lt;</text:span>string<text:span text:style-name="T1">&gt; </text:span>StringBuilder<text:span text:style-name="T1">::Split(</text:span><text:span text:style-name="T28">const</text:span><text:span text:style-name="T1"> </text:span>string<text:span text:style-name="T1">&amp; character)</text:span></text:p>
      <text:p text:style-name="P28">{</text:p>
      <text:p text:style-name="P35"><text:span text:style-name="T1"><text:s text:c="4"/></text:span>//Function will split the data as words, and they will store in a matrix, but we don't know how many words our data have.</text:p>
      <text:p text:style-name="P35"><text:span text:style-name="T1"><text:s text:c="4"/></text:span>//We can store them into dynamic matrix, and vector class helps us here to store values without knowing the size of the matrix.</text:p>
      <text:p text:style-name="P35"><text:span text:style-name="T1"><text:s text:c="4"/></text:span>//We also know the matrix's size using size function ( return_value.size() ).</text:p>
      <text:p text:style-name="P28"><text:s text:c="4"/><text:span text:style-name="T32">vector</text:span>&lt;<text:span text:style-name="T32">string</text:span>&gt; return_value;</text:p>
      <text:p text:style-name="P28"><text:s text:c="4"/></text:p>
      <text:p text:style-name="P35"><text:span text:style-name="T1"><text:s text:c="4"/></text:span>//Gets data and is assigned to content.</text:p>
      <text:p text:style-name="P28"><text:s text:c="4"/><text:span text:style-name="T32">string</text:span> content = <text:span text:style-name="T32">stream</text:span>.<text:span text:style-name="T32">str</text:span>();</text:p>
      <text:p text:style-name="P28"><text:s text:c="4"/></text:p>
      <text:p text:style-name="P35"><text:span text:style-name="T1"><text:s text:c="4"/></text:span>//The index of given character at the string.</text:p>
      <text:p text:style-name="P28"><text:s text:c="4"/><text:span text:style-name="T28">int</text:span> idx;</text:p>
      <text:p text:style-name="P28"><text:s text:c="4"/></text:p>
      <text:p text:style-name="P35"><text:span text:style-name="T1"><text:s text:c="4"/></text:span>//If find function doesn't find the place of given character, it will return -1.</text:p>
      <text:p text:style-name="P28"><text:s text:c="4"/><text:span text:style-name="T28">while</text:span>( ( idx=content.<text:span text:style-name="T32">find</text:span>(character) ) != -1)</text:p>
      <text:p text:style-name="P28"><text:s text:c="4"/>{</text:p>
      <text:p text:style-name="P35"><text:span text:style-name="T1"><text:s text:c="8"/></text:span>//substr function returns a sub-string of content that starts from 0 and ends with idx(end of the word).</text:p>
      <text:p text:style-name="P28"><text:s text:c="8"/><text:span text:style-name="T32">string</text:span> word = content.<text:span text:style-name="T32">substr</text:span>(0,idx);</text:p>
      <text:p text:style-name="P28"><text:s text:c="8"/></text:p>
      <text:p text:style-name="P35"><text:span text:style-name="T1"><text:s text:c="8"/></text:span>//After the sub-string is got, erase this word from content.</text:p>
      <text:p text:style-name="P28"><text:s text:c="8"/>content.<text:span text:style-name="T32">erase</text:span>(0,idx+1);</text:p>
      <text:p text:style-name="P28"><text:s text:c="8"/></text:p>
      <text:p text:style-name="P35"><text:span text:style-name="T1"><text:s text:c="8"/></text:span>//If word (the type of string) is full, push it to return_value using vector's push_back function.</text:p>
      <text:p text:style-name="P28"><text:s text:c="8"/><text:span text:style-name="T28">if</text:span>(!word.<text:span text:style-name="T32">empty</text:span>())</text:p>
      <text:p text:style-name="P28"><text:s text:c="12"/>return_value.<text:span text:style-name="T32">push_back</text:span>(word);</text:p>
      <text:p text:style-name="P28"><text:s text:c="4"/>}</text:p>
      <text:p text:style-name="P28"><text:s text:c="4"/></text:p>
      <text:p text:style-name="P35"><text:span text:style-name="T1"><text:s text:c="4"/></text:span>//If there is still word in the content, (it is the last word) push it to return_value.</text:p>
      <text:p text:style-name="P28"><text:s text:c="4"/><text:span text:style-name="T28">if</text:span>( ! content.<text:span text:style-name="T32">empty</text:span>() )</text:p>
      <text:p text:style-name="P28"><text:soft-page-break/><text:s text:c="8"/>return_value.<text:span text:style-name="T32">push_back</text:span>(content);</text:p>
      <text:p text:style-name="P28"><text:s text:c="4"/></text:p>
      <text:p text:style-name="P35"><text:span text:style-name="T1"><text:s text:c="4"/></text:span>//Returns a string vector not its reference.</text:p>
      <text:p text:style-name="P35"><text:span text:style-name="T1"><text:s text:c="4"/></text:span>//Because, return_value is a local variable of this function, after it finishes, local variables will be removed.</text:p>
      <text:p text:style-name="P28"><text:s text:c="4"/><text:span text:style-name="T28">return</text:span> return_value;</text:p>
      <text:p text:style-name="P28">}</text:p>
      <text:p text:style-name="P28"/>
      <text:p text:style-name="P35">//Joins the given vector members by the merge character string.</text:p>
      <text:p text:style-name="P28"><text:span text:style-name="T28">void</text:span> <text:span text:style-name="T32">StringBuilder</text:span>::Join(<text:span text:style-name="T28">const</text:span> <text:span text:style-name="T32">vector</text:span>&lt;<text:span text:style-name="T32">string</text:span>&gt;&amp; stringVector, <text:span text:style-name="T28">const</text:span> <text:span text:style-name="T32">string</text:span>&amp; mergeCharacter)</text:p>
      <text:p text:style-name="P28">{</text:p>
      <text:p text:style-name="P35"><text:span text:style-name="T1"><text:s text:c="4"/></text:span>//Clear the data.</text:p>
      <text:p text:style-name="P28"><text:s text:c="4"/>(*<text:span text:style-name="T28">this</text:span>).<text:span text:style-name="T32">Clear</text:span>();</text:p>
      <text:p text:style-name="P28"><text:s text:c="4"/></text:p>
      <text:p text:style-name="P35"><text:span text:style-name="T1"><text:s text:c="4"/></text:span>//Appends mergeCharacter to data after the each word that are stored in the stringVector.</text:p>
      <text:p text:style-name="P28"><text:s text:c="4"/><text:span text:style-name="T28">for</text:span>(<text:span text:style-name="T28">int</text:span> i=0; i&lt;stringVector.<text:span text:style-name="T32">size</text:span>(); i++)</text:p>
      <text:p text:style-name="P28"><text:s text:c="4"/>{</text:p>
      <text:p text:style-name="P28"><text:s text:c="8"/><text:span text:style-name="T32">stream</text:span>&lt;&lt;stringVector[<text:span text:style-name="T32">i</text:span>];</text:p>
      <text:p text:style-name="P28"><text:s text:c="8"/><text:span text:style-name="T32">stream</text:span>&lt;&lt;mergeCharacter;</text:p>
      <text:p text:style-name="P28"><text:s text:c="4"/>}</text:p>
      <text:p text:style-name="P28">}</text:p>
      <text:p text:style-name="P28"/>
      <text:p text:style-name="P36">/*****************************************</text:p>
      <text:p text:style-name="P36"><text:s/>* StringBuilderTestMain.cpp <text:s text:c="12"/>*</text:p>
      <text:p text:style-name="P36"><text:s/>*****************************************</text:p>
      <text:p text:style-name="P36"><text:s/>* IDE : Xcode <text:s text:c="26"/>*</text:p>
      <text:p text:style-name="P36"><text:s/>* Author : Şafak AKINCI <text:s text:c="16"/>*</text:p>
      <text:p text:style-name="P36"><text:s/>* Experiment 5: Classes And Objects-II <text:s/>*</text:p>
      <text:p text:style-name="P36"><text:s/>*****************************************/</text:p>
      <text:p text:style-name="P28"/>
      <text:p text:style-name="P35"><text:span text:style-name="T28">#include </text:span><text:span text:style-name="T31">"stringBuilder.h"</text:span><text:span text:style-name="T28"> <text:s text:c="9"/></text:span>//Include header file to know function prototypes.</text:p>
      <text:p text:style-name="P35"><text:span text:style-name="T28">#include </text:span><text:span text:style-name="T31">&lt;iostream&gt;</text:span><text:span text:style-name="T28"> <text:s text:c="16"/></text:span>//To use standart input output functions like cin and cout.</text:p>
      <text:p text:style-name="P35"><text:span text:style-name="T28">using</text:span><text:span text:style-name="T1"> </text:span><text:span text:style-name="T28">namespace</text:span><text:span text:style-name="T1"> </text:span><text:span text:style-name="T32">std</text:span><text:span text:style-name="T1">; <text:s text:c="15"/></text:span>//To use cin and cout functions under the std namespace.</text:p>
      <text:p text:style-name="P28"/>
      <text:p text:style-name="P28"><text:span text:style-name="T28">void</text:span> TEST_Append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 &lt;&lt; </text:span>"+-------------+"<text:span text:style-name="T1"> &lt;&lt; </text:span><text:span text:style-name="T32">endl</text:span></text:p>
      <text:p text:style-name="P39"><text:span text:style-name="T1"><text:s text:c="9"/>&lt;&lt; </text:span>"| APPEND TEST |"<text:span text:style-name="T1"> &lt;&lt; </text:span><text:span text:style-name="T32">endl</text:span></text:p>
      <text:p text:style-name="P28"><text:s text:c="9"/>&lt;&lt; <text:span text:style-name="T31">"+-------------+"</text:span> &lt;&lt; <text:span text:style-name="T32">endl</text:span>;</text:p>
      <text:p text:style-name="P28"><text:s text:c="4"/></text:p>
      <text:p text:style-name="P35"><text:span text:style-name="T1"><text:s text:c="4"/></text:span>//Appends given data to stream using cascade functions.</text:p>
      <text:p text:style-name="P38"><text:span text:style-name="T1"><text:s text:c="4"/>sb.</text:span>Append<text:span text:style-name="T1">(</text:span><text:span text:style-name="T31">"TestName1"</text:span><text:span text:style-name="T1">).</text:span>Append<text:span text:style-name="T1">(</text:span><text:span text:style-name="T31">" "</text:span><text:span text:style-name="T1">).</text:span>Append<text:span text:style-name="T1">(</text:span><text:span text:style-name="T31">"TestSurname1"</text:span><text:span text:style-name="T1">).</text:span>Append<text:span text:style-name="T1">(</text:span><text:span text:style-name="T31">" "</text:span><text:span text:style-name="T1">).</text:span>Append<text:span text:style-name="T1">(25).</text:span>Append<text:span text:style-name="T1">(</text:span><text:span text:style-name="T31">" "</text:span><text:span text:style-name="T1">).</text:span>Append<text:span text:style-name="T1">(45.2).</text:span>AppendNewLineCharacter<text:span text:style-name="T1">();</text:span></text:p>
      <text:p text:style-name="P28"><text:s text:c="4"/></text:p>
      <text:p text:style-name="P35"><text:span text:style-name="T1"><text:s text:c="4"/></text:span>//Appends given data to stream using cascade functions.</text:p>
      <text:p text:style-name="P38"><text:span text:style-name="T1"><text:s text:c="4"/>sb.</text:span>Append<text:span text:style-name="T1">(</text:span><text:span text:style-name="T31">"TestName2"</text:span><text:span text:style-name="T1">).</text:span>Append<text:span text:style-name="T1">(</text:span><text:span text:style-name="T31">" "</text:span><text:span text:style-name="T1">).</text:span>Append<text:span text:style-name="T1">(</text:span><text:span text:style-name="T31">"TestSurname2"</text:span><text:span text:style-name="T1">).</text:span>Append<text:span text:style-name="T1">(</text:span><text:span text:style-name="T31">" "</text:span><text:span text:style-name="T1">).</text:span>Append<text:span text:style-name="T1">(24).</text:span>Append<text:span text:style-name="T1">(</text:span><text:span text:style-name="T31">" "</text:span><text:span text:style-name="T1">).</text:span>Append<text:span text:style-name="T1">(47.45).</text:span>AppendNewLineCharacter<text:span text:style-name="T1">();</text:span></text:p>
      <text:p text:style-name="P28"><text:s text:c="4"/></text:p>
      <text:p text:style-name="P35"><text:soft-page-break/><text:span text:style-name="T1"><text:s text:c="4"/></text:span>//Prints the data to console.</text:p>
      <text:p text:style-name="P28"><text:s text:c="4"/><text:span text:style-name="T32">cout</text:span> &lt;&lt; sb.<text:span text:style-name="T32">GetData</text:span>() &lt;&lt; <text:span text:style-name="T32">endl</text:span>;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}</text:p>
      <text:p text:style-name="P28"/>
      <text:p text:style-name="P28"><text:span text:style-name="T28">void</text:span> TEST_Clear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 &lt;&lt; </text:span>"+-------------+"<text:span text:style-name="T1"> &lt;&lt; </text:span><text:span text:style-name="T32">endl</text:span></text:p>
      <text:p text:style-name="P39"><text:span text:style-name="T1"><text:s text:c="9"/>&lt;&lt; </text:span>"| CLEAR TEST <text:s/>|"<text:span text:style-name="T1"> &lt;&lt; </text:span><text:span text:style-name="T32">endl</text:span></text:p>
      <text:p text:style-name="P28"><text:s text:c="9"/>&lt;&lt; <text:span text:style-name="T31">"+-------------+"</text:span> &lt;&lt; <text:span text:style-name="T32">endl</text:span>;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<text:s text:c="4"/></text:p>
      <text:p text:style-name="P35"><text:span text:style-name="T1"><text:s text:c="4"/></text:span>//Prints the data to console.</text:p>
      <text:p text:style-name="P28"><text:s text:c="4"/><text:span text:style-name="T32">cout</text:span> &lt;&lt; sb.<text:span text:style-name="T32">GetData</text:span>() &lt;&lt; <text:span text:style-name="T32">endl</text:span>;</text:p>
      <text:p text:style-name="P28">}</text:p>
      <text:p text:style-name="P28"/>
      <text:p text:style-name="P28"><text:span text:style-name="T28">void</text:span> TEST_Contains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 &lt;&lt; </text:span>"+----------------+"<text:span text:style-name="T1"> &lt;&lt; </text:span><text:span text:style-name="T32">endl</text:span></text:p>
      <text:p text:style-name="P39"><text:span text:style-name="T1"><text:s text:c="9"/>&lt;&lt; </text:span>"| CONTAINS TEST <text:s/>|"<text:span text:style-name="T1"> &lt;&lt; </text:span><text:span text:style-name="T32">endl</text:span></text:p>
      <text:p text:style-name="P39"><text:span text:style-name="T1"><text:s text:c="9"/>&lt;&lt; </text:span>"+----------------+"<text:span text:style-name="T1"> &lt;&lt; </text:span><text:span text:style-name="T32">endl</text:span><text:span text:style-name="T1">;</text:span></text:p>
      <text:p text:style-name="P28"><text:s text:c="4"/></text:p>
      <text:p text:style-name="P35"><text:span text:style-name="T1"><text:s text:c="4"/></text:span>//Appends given string to data.</text:p>
      <text:p text:style-name="P28"><text:s text:c="4"/>sb.<text:span text:style-name="T32">Append</text:span>(<text:span text:style-name="T31">"ESOGU"</text:span>);</text:p>
      <text:p text:style-name="P28"><text:s text:c="4"/></text:p>
      <text:p text:style-name="P35"><text:span text:style-name="T1"><text:s text:c="4"/></text:span>//If the given string is found, contains function will return true.</text:p>
      <text:p text:style-name="P28"><text:s text:c="4"/><text:span text:style-name="T28">if</text:span> (sb.<text:span text:style-name="T32">Contains</text:span>(<text:span text:style-name="T31">"OGU"</text:span>))</text:p>
      <text:p text:style-name="P28"><text:s text:c="4"/>{</text:p>
      <text:p text:style-name="P39"><text:span text:style-name="T1"><text:s text:c="8"/></text:span><text:span text:style-name="T32">cout</text:span><text:span text:style-name="T1"> &lt;&lt; </text:span>"StringBuilder contains the string 'OGU'"<text:span text:style-name="T1"> &lt;&lt; </text:span><text:span text:style-name="T32">endl</text:span><text:span text:style-name="T1">;</text:span></text:p>
      <text:p text:style-name="P28"><text:s text:c="4"/>}</text:p>
      <text:p text:style-name="P28"><text:s text:c="4"/><text:span text:style-name="T28">else</text:span></text:p>
      <text:p text:style-name="P28"><text:s text:c="4"/>{</text:p>
      <text:p text:style-name="P39"><text:span text:style-name="T1"><text:s text:c="8"/></text:span><text:span text:style-name="T32">cout</text:span><text:span text:style-name="T1"> &lt;&lt; </text:span>"StringBuilder does not contain the string 'OGU'"<text:span text:style-name="T1"> &lt;&lt; </text:span><text:span text:style-name="T32">endl</text:span><text:span text:style-name="T1">;</text:span></text:p>
      <text:p text:style-name="P28"><text:s text:c="4"/>}</text:p>
      <text:p text:style-name="P28"><text:s text:c="4"/></text:p>
      <text:p text:style-name="P35"><text:span text:style-name="T1"><text:s text:c="4"/></text:span>//If the given string is found, contains function will return true.</text:p>
      <text:p text:style-name="P28"><text:s text:c="4"/><text:span text:style-name="T28">if</text:span> (sb.<text:span text:style-name="T32">Contains</text:span>(<text:span text:style-name="T31">"Bilgisayar"</text:span>))</text:p>
      <text:p text:style-name="P28"><text:s text:c="4"/>{</text:p>
      <text:p text:style-name="P39"><text:span text:style-name="T1"><text:s text:c="8"/></text:span><text:span text:style-name="T32">cout</text:span><text:span text:style-name="T1"> &lt;&lt; </text:span>"StringBuilder contains the string 'Bilgisayar'"<text:span text:style-name="T1"> &lt;&lt; </text:span><text:span text:style-name="T32">endl</text:span><text:span text:style-name="T1">;</text:span></text:p>
      <text:p text:style-name="P28"><text:s text:c="4"/>}</text:p>
      <text:p text:style-name="P28"><text:s text:c="4"/><text:span text:style-name="T28">else</text:span></text:p>
      <text:p text:style-name="P28"><text:s text:c="4"/>{</text:p>
      <text:p text:style-name="P39"><text:span text:style-name="T1"><text:s text:c="8"/></text:span><text:span text:style-name="T32">cout</text:span><text:span text:style-name="T1"> &lt;&lt; </text:span>"StringBuilder does not contain the string 'Bilgisayar'"<text:span text:style-name="T1"> &lt;&lt;</text:span><text:span text:style-name="T32">endl</text:span><text:span text:style-name="T1">;</text:span></text:p>
      <text:p text:style-name="P28"><text:soft-page-break/><text:s text:c="4"/>}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}</text:p>
      <text:p text:style-name="P28"/>
      <text:p text:style-name="P28"><text:span text:style-name="T28">void</text:span> TEST_RemoveAt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&lt;&lt; </text:span>"+-----------------+"<text:span text:style-name="T1"> &lt;&lt; </text:span><text:span text:style-name="T32">endl</text:span></text:p>
      <text:p text:style-name="P39"><text:span text:style-name="T1"><text:s text:c="8"/>&lt;&lt; </text:span>"| REMOVE AT TEST <text:s/>|"<text:span text:style-name="T1"> &lt;&lt; </text:span><text:span text:style-name="T32">endl</text:span></text:p>
      <text:p text:style-name="P39"><text:span text:style-name="T1"><text:s text:c="8"/>&lt;&lt; </text:span>"+-----------------+"<text:span text:style-name="T1"> &lt;&lt; </text:span><text:span text:style-name="T32">endl</text:span><text:span text:style-name="T1">;</text:span></text:p>
      <text:p text:style-name="P28"><text:s text:c="4"/></text:p>
      <text:p text:style-name="P35"><text:span text:style-name="T1"><text:s text:c="4"/></text:span>//Appends the given string to the data.</text:p>
      <text:p text:style-name="P39"><text:span text:style-name="T1"><text:s text:c="4"/>sb.</text:span><text:span text:style-name="T32">Append</text:span><text:span text:style-name="T1">(</text:span>"ESOGU Bilgisayar"<text:span text:style-name="T1">);</text:span></text:p>
      <text:p text:style-name="P28"><text:s text:c="4"/></text:p>
      <text:p text:style-name="P35"><text:span text:style-name="T1"><text:s text:c="4"/></text:span>//Remove the character that is placed at given index.</text:p>
      <text:p text:style-name="P28"><text:s text:c="4"/>sb.<text:span text:style-name="T32">RemoveAt</text:span>(1);</text:p>
      <text:p text:style-name="P28"><text:s text:c="4"/></text:p>
      <text:p text:style-name="P35"><text:span text:style-name="T1"><text:s text:c="4"/></text:span>//Prints the data to console.</text:p>
      <text:p text:style-name="P28"><text:s text:c="4"/><text:span text:style-name="T32">cout</text:span> &lt;&lt; sb.<text:span text:style-name="T32">GetData</text:span>() &lt;&lt; <text:span text:style-name="T32">endl</text:span>;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}</text:p>
      <text:p text:style-name="P28"/>
      <text:p text:style-name="P28"><text:span text:style-name="T28">void</text:span> TEST_RemoveChar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 &lt;&lt; </text:span>"+------------------------+"<text:span text:style-name="T1"> &lt;&lt; </text:span><text:span text:style-name="T32">endl</text:span></text:p>
      <text:p text:style-name="P39"><text:span text:style-name="T1"><text:s text:c="9"/>&lt;&lt; </text:span>"| REMOVE CHARACTER TEST <text:s/>|"<text:span text:style-name="T1"> &lt;&lt; </text:span><text:span text:style-name="T32">endl</text:span></text:p>
      <text:p text:style-name="P39"><text:span text:style-name="T1"><text:s text:c="9"/>&lt;&lt; </text:span>"+------------------------+"<text:span text:style-name="T1"> &lt;&lt; </text:span><text:span text:style-name="T32">endl</text:span><text:span text:style-name="T1">;</text:span></text:p>
      <text:p text:style-name="P28"><text:s text:c="4"/></text:p>
      <text:p text:style-name="P35"><text:span text:style-name="T1"><text:s text:c="4"/></text:span>//Appends given string to the data.</text:p>
      <text:p text:style-name="P39"><text:span text:style-name="T1"><text:s text:c="4"/>sb.</text:span><text:span text:style-name="T32">Append</text:span><text:span text:style-name="T1">(</text:span>"ESOGU Bilgisayar"<text:span text:style-name="T1">);</text:span></text:p>
      <text:p text:style-name="P28"><text:s text:c="4"/></text:p>
      <text:p text:style-name="P35"><text:span text:style-name="T1"><text:s text:c="4"/></text:span>//Removes the given character from data.</text:p>
      <text:p text:style-name="P28"><text:s text:c="4"/>sb.<text:span text:style-name="T32">Remove</text:span>('a');</text:p>
      <text:p text:style-name="P28"><text:s text:c="4"/></text:p>
      <text:p text:style-name="P35"><text:span text:style-name="T1"><text:s text:c="4"/></text:span>//Prints data to console.</text:p>
      <text:p text:style-name="P28"><text:s text:c="4"/><text:span text:style-name="T32">cout</text:span> &lt;&lt; sb.<text:span text:style-name="T32">GetData</text:span>() &lt;&lt; <text:span text:style-name="T32">endl</text:span>;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}</text:p>
      <text:p text:style-name="P28"/>
      <text:p text:style-name="P28"><text:span text:style-name="T28">void</text:span> TEST_RemoveRange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&lt;&lt; </text:span>"+--------------------+"<text:span text:style-name="T1"> &lt;&lt; </text:span><text:span text:style-name="T32">endl</text:span></text:p>
      <text:p text:style-name="P39"><text:soft-page-break/><text:span text:style-name="T1"><text:s text:c="8"/>&lt;&lt; </text:span>"| REMOVE RANGE TEST <text:s/>|"<text:span text:style-name="T1"> &lt;&lt; </text:span><text:span text:style-name="T32">endl</text:span></text:p>
      <text:p text:style-name="P39"><text:span text:style-name="T1"><text:s text:c="8"/>&lt;&lt; </text:span>"+--------------------+"<text:span text:style-name="T1"> &lt;&lt; </text:span><text:span text:style-name="T32">endl</text:span><text:span text:style-name="T1">;</text:span></text:p>
      <text:p text:style-name="P35"><text:span text:style-name="T1"><text:s text:c="4"/></text:span>//Appends given string to the data.</text:p>
      <text:p text:style-name="P39"><text:span text:style-name="T1"><text:s text:c="4"/>sb.</text:span><text:span text:style-name="T32">Append</text:span><text:span text:style-name="T1">(</text:span>"ESOGU BilgisayarBilgisayar"<text:span text:style-name="T1">);</text:span></text:p>
      <text:p text:style-name="P28"><text:s text:c="4"/></text:p>
      <text:p text:style-name="P35"><text:span text:style-name="T1"><text:s text:c="4"/></text:span>//Removes the 10 characters starting with 16 index.</text:p>
      <text:p text:style-name="P28"><text:s text:c="4"/>sb.<text:span text:style-name="T32">Remove</text:span>(16, 10);</text:p>
      <text:p text:style-name="P28"><text:s text:c="4"/></text:p>
      <text:p text:style-name="P35"><text:span text:style-name="T1"><text:s text:c="4"/></text:span>//Prints the data to console.</text:p>
      <text:p text:style-name="P28"><text:s text:c="4"/><text:span text:style-name="T32">cout</text:span> &lt;&lt; sb.<text:span text:style-name="T32">GetData</text:span>() &lt;&lt; <text:span text:style-name="T32">endl</text:span>;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}</text:p>
      <text:p text:style-name="P28"/>
      <text:p text:style-name="P28"><text:span text:style-name="T28">void</text:span> TEST_RemoveString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 &lt;&lt;</text:span>"+---------------------+"<text:span text:style-name="T1"> &lt;&lt; </text:span><text:span text:style-name="T32">endl</text:span></text:p>
      <text:p text:style-name="P39"><text:span text:style-name="T1"><text:s text:c="8"/>&lt;&lt; </text:span>"| REMOVE STRING TEST <text:s/>|"<text:span text:style-name="T1"> &lt;&lt; </text:span><text:span text:style-name="T32">endl</text:span></text:p>
      <text:p text:style-name="P39"><text:span text:style-name="T1"><text:s text:c="8"/>&lt;&lt; </text:span>"+---------------------+"<text:span text:style-name="T1"> &lt;&lt; </text:span><text:span text:style-name="T32">endl</text:span><text:span text:style-name="T1">;</text:span></text:p>
      <text:p text:style-name="P28"><text:s text:c="4"/></text:p>
      <text:p text:style-name="P35"><text:span text:style-name="T1"><text:s text:c="4"/></text:span>//Appends given strings to data.</text:p>
      <text:p text:style-name="P39"><text:span text:style-name="T1"><text:s text:c="4"/>sb.</text:span><text:span text:style-name="T32">Append</text:span><text:span text:style-name="T1">(</text:span>"ESOGU Bilgisayar, ESOGU Bilgisayar, ESOGU Bilgisayar"<text:span text:style-name="T1">);</text:span></text:p>
      <text:p text:style-name="P28"><text:s text:c="4"/><text:span text:style-name="T32">cout</text:span> &lt;&lt; <text:span text:style-name="T31">"Before Remove : "</text:span> &lt;&lt; sb.<text:span text:style-name="T32">GetData</text:span>() &lt;&lt; <text:span text:style-name="T32">endl</text:span>;</text:p>
      <text:p text:style-name="P28"><text:s text:c="4"/></text:p>
      <text:p text:style-name="P35"><text:span text:style-name="T1"><text:s text:c="4"/></text:span>//Removes given string from data.</text:p>
      <text:p text:style-name="P39"><text:span text:style-name="T1"><text:s text:c="4"/>sb.</text:span><text:span text:style-name="T32">Remove</text:span><text:span text:style-name="T1">(</text:span>"Bilgisayar"<text:span text:style-name="T1">);</text:span></text:p>
      <text:p text:style-name="P28"><text:s text:c="4"/><text:span text:style-name="T32">cout</text:span> &lt;&lt; <text:span text:style-name="T31">"After Remove : "</text:span> <text:s/>&lt;&lt; sb.<text:span text:style-name="T32">GetData</text:span>() &lt;&lt; <text:span text:style-name="T32">endl</text:span>;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}</text:p>
      <text:p text:style-name="P28"/>
      <text:p text:style-name="P28"><text:span text:style-name="T28">void</text:span> TEST_Replace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&lt;&lt; </text:span>"+----------------------+"<text:span text:style-name="T1"> &lt;&lt; </text:span><text:span text:style-name="T32">endl</text:span></text:p>
      <text:p text:style-name="P39"><text:span text:style-name="T1"><text:s text:c="8"/>&lt;&lt; </text:span>"| REPLACE STRING TEST <text:s/>|"<text:span text:style-name="T1"> &lt;&lt; </text:span><text:span text:style-name="T32">endl</text:span></text:p>
      <text:p text:style-name="P39"><text:span text:style-name="T1"><text:s text:c="8"/>&lt;&lt; </text:span>"+----------------------+"<text:span text:style-name="T1"> &lt;&lt; </text:span><text:span text:style-name="T32">endl</text:span><text:span text:style-name="T1">;</text:span>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<text:s text:c="4"/></text:p>
      <text:p text:style-name="P35"><text:span text:style-name="T1"><text:s text:c="4"/></text:span>//Appends given string to data.</text:p>
      <text:p text:style-name="P39"><text:span text:style-name="T1"><text:s text:c="4"/>sb.</text:span><text:span text:style-name="T32">Append</text:span><text:span text:style-name="T1">(</text:span>"ESOGU BILGI, ESOGU BILGI, ESOGU BILGI"<text:span text:style-name="T1">);</text:span></text:p>
      <text:p text:style-name="P28"><text:s text:c="4"/><text:span text:style-name="T32">cout</text:span> &lt;&lt; <text:span text:style-name="T31">"Before Replace : "</text:span> &lt;&lt; sb.<text:span text:style-name="T32">GetData</text:span>() &lt;&lt; <text:span text:style-name="T32">endl</text:span>;</text:p>
      <text:p text:style-name="P28"><text:s text:c="4"/></text:p>
      <text:p text:style-name="P35"><text:span text:style-name="T1"><text:s text:c="4"/></text:span>//Replaces given two strings.</text:p>
      <text:p text:style-name="P39"><text:soft-page-break/><text:span text:style-name="T1"><text:s text:c="4"/>sb.</text:span><text:span text:style-name="T32">Replace</text:span><text:span text:style-name="T1">(</text:span>"BILGI"<text:span text:style-name="T1">, </text:span>"Bilgisayar"<text:span text:style-name="T1">);</text:span></text:p>
      <text:p text:style-name="P28"><text:s text:c="4"/><text:span text:style-name="T32">cout</text:span> &lt;&lt; <text:span text:style-name="T31">"After Replace : "</text:span> &lt;&lt;sb.<text:span text:style-name="T32">GetData</text:span>() &lt;&lt; <text:span text:style-name="T32">endl</text:span>;</text:p>
      <text:p text:style-name="P28"><text:s text:c="4"/></text:p>
      <text:p text:style-name="P35"><text:span text:style-name="T1"><text:s text:c="4"/></text:span>//Clear the data.</text:p>
      <text:p text:style-name="P28"><text:s text:c="4"/>sb.<text:span text:style-name="T32">Clear</text:span>();</text:p>
      <text:p text:style-name="P28">}</text:p>
      <text:p text:style-name="P28"/>
      <text:p text:style-name="P28"><text:span text:style-name="T28">void</text:span> TEST_QUIZ(<text:span text:style-name="T32">StringBuilder</text:span>&amp; sb)</text:p>
      <text:p text:style-name="P28">{</text:p>
      <text:p text:style-name="P39"><text:span text:style-name="T1"><text:s text:c="4"/></text:span><text:span text:style-name="T32">cout</text:span><text:span text:style-name="T1">&lt;&lt;</text:span>"+-----------------------+"<text:span text:style-name="T1">&lt;&lt;</text:span><text:span text:style-name="T32">endl</text:span></text:p>
      <text:p text:style-name="P39"><text:span text:style-name="T1"><text:s text:c="8"/>&lt;&lt;</text:span>"| Test Sentence Content |"<text:span text:style-name="T1">&lt;&lt;</text:span><text:span text:style-name="T32">endl</text:span></text:p>
      <text:p text:style-name="P39"><text:span text:style-name="T1"><text:s text:c="8"/>&lt;&lt;</text:span>"+-----------------------+"<text:span text:style-name="T1">&lt;&lt;</text:span><text:span text:style-name="T32">endl</text:span><text:span text:style-name="T1">;</text:span></text:p>
      <text:p text:style-name="P28"><text:s text:c="4"/></text:p>
      <text:p text:style-name="P35"><text:span text:style-name="T1"><text:s text:c="4"/></text:span>//Appends given string to data.</text:p>
      <text:p text:style-name="P39"><text:span text:style-name="T1"><text:s text:c="4"/>sb.</text:span><text:span text:style-name="T32">Append</text:span><text:span text:style-name="T1">(</text:span>"This <text:s text:c="2"/>is a <text:s text:c="2"/>test sentence for <text:s text:c="4"/>the execution <text:s text:c="2"/>that <text:s text:c="3"/>"<text:span text:style-name="T1">);</text:span></text:p>
      <text:p text:style-name="P28"><text:s text:c="4"/></text:p>
      <text:p text:style-name="P35"><text:span text:style-name="T1"><text:s text:c="4"/></text:span>//Split contents according to space, and function returns string vector.</text:p>
      <text:p text:style-name="P28"><text:s text:c="4"/><text:span text:style-name="T32">vector</text:span>&lt;<text:span text:style-name="T32">string</text:span>&gt; rv = sb.<text:span text:style-name="T32">Split</text:span>(<text:span text:style-name="T31">" "</text:span>);</text:p>
      <text:p text:style-name="P28"><text:s text:c="4"/><text:span text:style-name="T28">for</text:span>(<text:span text:style-name="T28">int</text:span> i=0; i&lt;rv.<text:span text:style-name="T32">size</text:span>(); i++)</text:p>
      <text:p text:style-name="P28"><text:s text:c="8"/><text:span text:style-name="T32">cout</text:span>&lt;&lt;i&lt;&lt;<text:span text:style-name="T31">". word: "</text:span>&lt;&lt;rv[<text:span text:style-name="T32">i</text:span>]&lt;&lt;<text:span text:style-name="T32">endl</text:span>;</text:p>
      <text:p text:style-name="P28"><text:s text:c="4"/></text:p>
      <text:p text:style-name="P39"><text:span text:style-name="T1"><text:s text:c="4"/></text:span><text:span text:style-name="T32">cout</text:span><text:span text:style-name="T1">&lt;&lt;</text:span>"+-----------+"<text:span text:style-name="T1">&lt;&lt;</text:span><text:span text:style-name="T32">endl</text:span></text:p>
      <text:p text:style-name="P39"><text:span text:style-name="T1"><text:s text:c="8"/>&lt;&lt;</text:span>"| Join Test |"<text:span text:style-name="T1">&lt;&lt;</text:span><text:span text:style-name="T32">endl</text:span></text:p>
      <text:p text:style-name="P39"><text:span text:style-name="T1"><text:s text:c="8"/>&lt;&lt;</text:span>"+-----------+"<text:span text:style-name="T1">&lt;&lt;</text:span><text:span text:style-name="T32">endl</text:span><text:span text:style-name="T1">;</text:span></text:p>
      <text:p text:style-name="P28"><text:s text:c="4"/></text:p>
      <text:p text:style-name="P35"><text:span text:style-name="T1"><text:s text:c="4"/></text:span>//Merge , after the each word of the data.</text:p>
      <text:p text:style-name="P28"><text:s text:c="4"/>sb.<text:span text:style-name="T32">Join</text:span>(rv, <text:span text:style-name="T31">","</text:span>);</text:p>
      <text:p text:style-name="P28"><text:s text:c="4"/></text:p>
      <text:p text:style-name="P35"><text:span text:style-name="T1"><text:s text:c="4"/></text:span>//Prints data to console.</text:p>
      <text:p text:style-name="P28"><text:s text:c="4"/><text:span text:style-name="T32">cout</text:span>&lt;&lt;sb.<text:span text:style-name="T32">GetData</text:span>();</text:p>
      <text:p text:style-name="P28">}</text:p>
      <text:p text:style-name="P28"/>
      <text:p text:style-name="P28"><text:span text:style-name="T28">int</text:span> main()</text:p>
      <text:p text:style-name="P28">{</text:p>
      <text:p text:style-name="P28"><text:s text:c="4"/><text:span text:style-name="T32">StringBuilder</text:span> strBuilder;</text:p>
      <text:p text:style-name="P28"><text:s text:c="4"/></text:p>
      <text:p text:style-name="P28"><text:s text:c="4"/><text:span text:style-name="T32">TEST_Append</text:span>(strBuilder);</text:p>
      <text:p text:style-name="P28"><text:s text:c="4"/><text:span text:style-name="T32">TEST_Clear</text:span>(strBuilder);</text:p>
      <text:p text:style-name="P28"><text:s text:c="4"/><text:span text:style-name="T32">TEST_Contains</text:span>(strBuilder);</text:p>
      <text:p text:style-name="P28"><text:s text:c="4"/><text:span text:style-name="T32">TEST_RemoveAt</text:span>(strBuilder);</text:p>
      <text:p text:style-name="P28"><text:s text:c="4"/><text:span text:style-name="T32">TEST_RemoveChar</text:span>(strBuilder);</text:p>
      <text:p text:style-name="P28"><text:s text:c="4"/><text:span text:style-name="T32">TEST_RemoveRange</text:span>(strBuilder);</text:p>
      <text:p text:style-name="P28"><text:s text:c="4"/><text:span text:style-name="T32">TEST_RemoveString</text:span>(strBuilder);</text:p>
      <text:p text:style-name="P28"><text:s text:c="4"/><text:span text:style-name="T32">TEST_Replace</text:span>(strBuilder);</text:p>
      <text:p text:style-name="P28"><text:s text:c="4"/><text:span text:style-name="T32">TEST_QUIZ</text:span>(strBuilder);</text:p>
      <text:p text:style-name="P28"><text:s text:c="4"/></text:p>
      <text:p text:style-name="P28"><text:s text:c="4"/><text:span text:style-name="T28">return</text:span> 0;</text:p>
      <text:p text:style-name="P34"><text:soft-page-break/><text:span text:style-name="T3">}</text:span><text:span text:style-name="T20">//end main ()</text:span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40"><text:span text:style-name="T34">Conclusion</text:span></text:p>
      <text:p text:style-name="P40"><text:span text:style-name="T34"/></text:p>
      <text:p text:style-name="P41">→<text:span text:style-name="T36"> Used an object that is created by another class(stringstream) as a member data of class.</text:span></text:p>
      <text:p text:style-name="P41">→<text:span text:style-name="T36"> Learnt stringstream class and its member functions like, str(), erase(), find() …</text:span></text:p>
      <text:p text:style-name="P41">→<text:span text:style-name="T36"> Learnt function overloading, compiler decides according to the given parameters.</text:span></text:p>
      <text:p text:style-name="P41">→<text:span text:style-name="T36"> Vector class is also used, it is useful to get any type of dynamic matrix when we don’t know the size of it.</text:span></text:p>
      <text:p text:style-name="P41">→<text:span text:style-name="T37"> Vector class’s functions are also used, like size(), push_back(), popBack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NewPSMT" svg:font-family="CourierNewPSMT"/>
    <style:font-face style:name="Menlo" svg:font-family="Menlo"/>
    <style:font-face style:name="Times" svg:font-family="Times"/>
    <style:font-face style:name="TimesNewRomanPSMT" svg:font-family="TimesNewRomanPSMT"/>
    <style:font-face style:name="Courier" svg:font-family="Courie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0cm" fo:page-height="30cm" style:num-format="1" style:print-orientation="landscape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6-12-13T00:48:05.346905000</dc:date>
    <meta:editing-duration>PT2H24M37S</meta:editing-duration>
    <meta:editing-cycles>60</meta:editing-cycles>
    <meta:document-statistic meta:table-count="0" meta:image-count="0" meta:object-count="0" meta:page-count="14" meta:paragraph-count="576" meta:word-count="2597" meta:character-count="20711" meta:non-whitespace-character-count="16282"/>
  </office:meta>
</office:document-meta>
</file>